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04509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94af5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b311a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104509"/>
    </style:style>
    <style:style style:name="P7" style:family="paragraph" style:parent-style-name="Standard">
      <style:text-properties fo:language="el" fo:country="GR" officeooo:rsid="000c4598" officeooo:paragraph-rsid="000c4598"/>
    </style:style>
    <style:style style:name="P8" style:family="paragraph" style:parent-style-name="Standard">
      <style:text-properties fo:language="el" fo:country="GR" officeooo:rsid="000c4598" officeooo:paragraph-rsid="00104509"/>
    </style:style>
    <style:style style:name="P9" style:family="paragraph" style:parent-style-name="Standard">
      <style:text-properties fo:language="el" fo:country="GR" officeooo:rsid="000cecfa" officeooo:paragraph-rsid="000cecfa"/>
    </style:style>
    <style:style style:name="P10" style:family="paragraph" style:parent-style-name="Standard">
      <style:text-properties fo:language="ru" fo:country="RU" officeooo:rsid="000cecfa" officeooo:paragraph-rsid="000cecfa"/>
    </style:style>
    <style:style style:name="P11" style:family="paragraph" style:parent-style-name="Standard">
      <style:text-properties fo:language="ru" fo:country="RU" officeooo:rsid="000cecfa" officeooo:paragraph-rsid="00104509"/>
    </style:style>
    <style:style style:name="P12" style:family="paragraph" style:parent-style-name="Standard">
      <style:text-properties fo:language="ru" fo:country="RU" officeooo:rsid="000d3299" officeooo:paragraph-rsid="000d3299"/>
    </style:style>
    <style:style style:name="P13" style:family="paragraph" style:parent-style-name="Standard">
      <style:text-properties fo:language="ru" fo:country="RU" officeooo:rsid="000d3299" officeooo:paragraph-rsid="00104509"/>
    </style:style>
    <style:style style:name="P14" style:family="paragraph" style:parent-style-name="Standard">
      <style:text-properties style:font-name="Verdana" fo:language="en" fo:country="US" officeooo:rsid="00104509" officeooo:paragraph-rsid="00104509"/>
    </style:style>
    <style:style style:name="P15" style:family="paragraph" style:parent-style-name="Standard">
      <style:text-properties style:font-name="Verdana" fo:language="en" fo:country="US" officeooo:rsid="00115391" officeooo:paragraph-rsid="00115391"/>
    </style:style>
    <style:style style:name="P16" style:family="paragraph" style:parent-style-name="Standard">
      <style:text-properties style:font-name="Verdana" fo:language="en" fo:country="US" officeooo:rsid="0011b4db" officeooo:paragraph-rsid="0011b4db"/>
    </style:style>
    <style:style style:name="P17" style:family="paragraph" style:parent-style-name="Standard">
      <style:text-properties style:font-name="Verdana" fo:language="en" fo:country="US" officeooo:rsid="001601ad" officeooo:paragraph-rsid="001601ad"/>
    </style:style>
    <style:style style:name="P18" style:family="paragraph" style:parent-style-name="заголовок_20_раздела">
      <style:text-properties fo:language="ru" fo:country="RU" officeooo:rsid="000d3299" officeooo:paragraph-rsid="000d3299"/>
    </style:style>
    <style:style style:name="P19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104509" officeooo:paragraph-rsid="00104509"/>
    </style:style>
    <style:style style:name="T1" style:family="text">
      <style:text-properties officeooo:rsid="00094af5"/>
    </style:style>
    <style:style style:name="T2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3" style:family="text">
      <style:text-properties fo:color="#666666" loext:opacity="100%" style:text-position="0% 100%" style:font-name="Verdana" fo:language="en" fo:country="US" fo:font-style="normal" officeooo:rsid="00104509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c72b9"/>
    </style:style>
    <style:style style:name="T6" style:family="text">
      <style:text-properties style:font-name="Verdana" fo:language="en" fo:country="US" officeooo:rsid="00104509"/>
    </style:style>
    <style:style style:name="T7" style:family="text">
      <style:text-properties style:font-name="Verdana" fo:language="en" fo:country="US" officeooo:rsid="00115391"/>
    </style:style>
    <style:style style:name="T8" style:family="text">
      <style:text-properties officeooo:rsid="00115391"/>
    </style:style>
    <style:style style:name="T9" style:family="text">
      <style:text-properties officeooo:rsid="001344db"/>
    </style:style>
    <style:style style:name="T10" style:family="text">
      <style:text-properties officeooo:rsid="001514b4"/>
    </style:style>
    <style:style style:name="T11" style:family="text">
      <style:text-properties officeooo:rsid="0016fe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заголовок_20_раздела">Базовые действия</text:p>
      <text:p text:style-name="P1">1. выделена фигура (</text:p>
      <text:p text:style-name="P1"><text:tab/>любыми способами:</text:p>
      <text:p text:style-name="P1"><text:tab/>обычно это Повторение, в том или ином виде. Оно может быть не явное(прямое), а</text:p>
      <text:p text:style-name="P3"><text:tab/>косвенное, через обобщения.</text:p>
      <text:p text:style-name="P1">)</text:p>
      <text:p text:style-name="P4">2. берутся любые части этой фигуры <text:span text:style-name="T2">(какие именно?)</text:span>,</text:p>
      <text:p text:style-name="P5">с ними них достраиваются любые под-фигуры <text:span text:style-name="T2">(какие именно?)</text:span>, </text:p>
      <text:p text:style-name="Standard"><text:span text:style-name="T1">так повторяется несколько раз, пока какие-то </text:span>подфигуры<text:span text:style-name="T1"> не оказываются равными подфигурам в исходной(базовой) фигуре. Тогда считается, что фигура может достраиваться этим найденным алгоритмом.</text:span></text:p>
      <text:p text:style-name="Standard"/>
      <text:p text:style-name="P7">2.1. <text:span text:style-name="T4">проверка алгоритма:</text:span></text:p>
      <text:p text:style-name="P7"><text:span text:style-name="T5">выделяется </text:span><text:span text:style-name="T4">другая фигура, </text:span><text:span text:style-name="T5">похожая своими подфигурами на первую выделенную;</text:span></text:p>
      <text:p text:style-name="P9"><text:span text:style-name="T5">в</text:span><text:span text:style-name="T4">ыполняется построенный для первой фигуры алгоритм;</text:span></text:p>
      <text:p text:style-name="P10">если полученные из алгоритма подфигуры совпадают с теми, которые реально находятся </text:p>
      <text:p text:style-name="P10">во второй фигуре — алгоритм проверен успешно и сохраняется.</text:p>
      <text:p text:style-name="P10"/>
      <text:p text:style-name="P18">Особенности алгоритмизации</text:p>
      <text:p text:style-name="P12">для каждой фигуры может быть найдено множество алгоритмов, которые достраивают разные </text:p>
      <text:p text:style-name="P12">(иногда пересекающиеся) части(подфигуры) этой фигуры.</text:p>
      <text:p text:style-name="P12"/>
      <text:p text:style-name="P19">Basic actions</text:p>
      <text:p text:style-name="P2">1. <text:span text:style-name="T6">a figure is selected</text:span> (</text:p>
      <text:p text:style-name="P2"><text:tab/><text:span text:style-name="T6">by any means</text:span>:</text:p>
      <text:p text:style-name="P2"><text:tab/><text:span text:style-name="T6">usually it's Repetition, in one form or another. It can be not obvious(direct), but indirect, via generalisations.</text:span></text:p>
      <text:p text:style-name="P2">)</text:p>
      <text:p text:style-name="P6">2. <text:span text:style-name="T6">any parts of this figure are taken</text:span> <text:span text:style-name="T2">(</text:span><text:span text:style-name="T3">which exactly</text:span><text:span text:style-name="T2">?)</text:span>,</text:p>
      <text:p text:style-name="P6"><text:span text:style-name="T6">any sub-figures are completed with them</text:span> <text:span text:style-name="T2">(</text:span><text:span text:style-name="T3">which exactly</text:span><text:span text:style-name="T2">?)</text:span>, </text:p>
      <text:p text:style-name="P14">it repeats several times, until some <text:span text:style-name="T8">completed </text:span>subfigures are equal to the subfigures in the initial(base) figure. <text:span text:style-name="T8">This means that the initial figure can be completed with the found algorithm.</text:span></text:p>
      <text:p text:style-name="P14"/>
      <text:p text:style-name="P8">2.1. <text:span text:style-name="T7">testing the algorithm</text:span><text:span text:style-name="T4">:</text:span></text:p>
      <text:p text:style-name="P15">select a figure, similar to the first selected figure by its subfigures;</text:p>
      <text:p text:style-name="P15">the algorithm, created for the first figure is executed;</text:p>
      <text:p text:style-name="P16">if the subfigures, yielded by the algorithm, match the real figures in the second figure — the algorithm passed the test and <text:span text:style-name="T9">is </text:span>saved.</text:p>
      <text:p text:style-name="P11"/>
      <text:p text:style-name="P19">Features of algorit<text:span text:style-name="T10">h</text:span>misation</text:p>
      <text:p text:style-name="P17">for each figure, many algorithms can be found, which complete different (sometimes overlapping) parts(subfigures) of this figur<text:span text:style-name="T11">e.</text:span></text:p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4.2$Windows_X86_64 LibreOffice_project/a529a4fab45b75fefc5b6226684193eb000654f6</meta:generator>
    <dc:date>2021-08-27T00:36:15.555000000</dc:date>
    <meta:editing-duration>P5DT4H50M10S</meta:editing-duration>
    <meta:editing-cycles>23</meta:editing-cycles>
    <meta:document-statistic meta:table-count="0" meta:image-count="0" meta:object-count="0" meta:page-count="1" meta:paragraph-count="31" meta:word-count="265" meta:character-count="1838" meta:non-whitespace-character-count="1593"/>
  </office:meta>
</office:document-meta>
</file>